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05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2.925cm"/>
    </style:style>
    <style:style style:name="pr1" style:family="presentation" style:parent-style-name="Android-subtitle">
      <style:graphic-properties draw:fill-color="#ffffff" draw:auto-grow-height="true" fo:min-height="14.32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fill-color="#ffffff" draw:auto-grow-height="true" fo:min-height="3.506cm"/>
    </style:style>
    <style:style style:name="pr4" style:family="presentation" style:parent-style-name="Android-outline1">
      <style:graphic-properties draw:fill-color="#ffffff" fo:min-height="13.86cm"/>
    </style:style>
    <style:style style:name="pr5" style:family="presentation" style:parent-style-name="Android-title">
      <style:graphic-properties draw:auto-grow-height="true" fo:min-height="3.506cm"/>
    </style:style>
    <style:style style:name="pr6" style:family="presentation" style:parent-style-name="Android-outline1">
      <style:graphic-properties draw:auto-grow-height="true" fo:min-height="13.859cm"/>
    </style:style>
    <style:style style:name="pr7" style:family="presentation" style:parent-style-name="Android-outline1">
      <style:graphic-properties draw:fill-color="#ffffff" fo:min-height="7.151cm"/>
    </style:style>
    <style:style style:name="pr8" style:family="presentation" style:parent-style-name="Android-outline1">
      <style:graphic-properties draw:fill-color="#ffffff" fo:min-height="1.436cm"/>
    </style:style>
    <style:style style:name="pr9" style:family="presentation" style:parent-style-name="Android-outline1">
      <style:graphic-properties draw:fill-color="#ffffff" fo:min-height="6.985cm"/>
    </style:style>
    <style:style style:name="pr10" style:family="presentation" style:parent-style-name="Android-outline1">
      <style:graphic-properties draw:fill-color="#ffffff" draw:auto-grow-height="true" fo:min-height="13.86cm"/>
    </style:style>
    <style:style style:name="pr11" style:family="presentation" style:parent-style-name="Android-outline1">
      <style:graphic-properties draw:fill-color="#ffffff" fo:min-height="13.609cm"/>
    </style:style>
    <style:style style:name="P1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style:font-size-asian="96pt" style:font-size-complex="96pt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  <style:text-properties fo:font-family="'Comic Sans MS'" style:font-family-generic="script" style:font-pitch="variable"/>
    </style:style>
    <style:style style:name="P6" style:family="paragraph">
      <style:paragraph-properties fo:margin-left="0cm" fo:margin-right="0cm" fo:text-align="start" fo:text-indent="0cm"/>
      <style:text-properties style:use-window-font-color="true"/>
    </style:style>
    <style:style style:name="P7" style:family="paragraph">
      <style:paragraph-properties fo:margin-left="0cm" fo:margin-right="0cm" fo:text-align="start" fo:text-indent="0cm"/>
      <style:text-properties style:use-window-font-color="true" fo:font-family="Consolas" style:font-pitch="fixed" fo:font-size="18pt" style:font-size-asian="18pt" style:font-size-complex="18pt"/>
    </style:style>
    <style:style style:name="P8" style:family="paragraph">
      <style:paragraph-properties fo:margin-left="0cm" fo:margin-right="0cm" fo:text-align="start" fo:text-indent="0cm"/>
      <style:text-properties style:use-window-font-color="true" fo:font-family="Consolas" style:font-pitch="fixed" fo:font-size="16pt" style:font-size-asian="16pt" style:font-size-complex="16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1.2cm" fo:margin-right="0cm" fo:text-indent="-0.9cm"/>
      <style:text-properties fo:font-family="Abscissa" style:font-pitch="variable"/>
    </style:style>
    <style:style style:name="P12" style:family="paragraph">
      <style:text-properties fo:font-size="20pt"/>
    </style:style>
    <style:style style:name="T1" style:family="text"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 fo:font-family="Consolas" style:font-pitch="fixed" fo:font-size="18pt" style:font-size-asian="18pt" style:font-size-complex="18pt"/>
    </style:style>
    <style:style style:name="T3" style:family="text">
      <style:text-properties style:use-window-font-color="true" fo:font-family="Consolas" style:font-pitch="fixed" fo:font-size="16pt" style:font-size-asian="16pt" style:font-size-complex="16pt"/>
    </style:style>
    <style:style style:name="T4" style:family="text">
      <style:text-properties style:use-window-font-color="true" fo:font-family="Consolas" style:font-pitch="fixed" fo:font-size="15pt" style:font-size-asian="15pt" style:font-size-complex="15pt"/>
    </style:style>
    <style:style style:name="T5" style:family="text">
      <style:text-properties fo:font-family="Consolas" style:font-pitch="fixed"/>
    </style:style>
    <style:style style:name="T6" style:family="text">
      <style:text-properties fo:font-family="Consolas" style:font-family-generic="swiss" style:font-pitch="fixed"/>
    </style:style>
    <style:style style:name="T7" style:family="text">
      <style:text-properties fo:font-family="Corbel" style:font-family-generic="swiss" style:font-pitch="variable"/>
    </style:style>
    <style:style style:name="T8" style:family="text">
      <style:text-properties fo:font-family="Consolas" style:font-pitch="fixed" fo:font-size="20pt" style:font-size-asian="20pt" style:font-size-complex="2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family="Consolas" style:font-pitch="fixed" fo:font-size="26pt" style:font-size-asian="26pt" style:font-size-complex="26pt"/>
    </style:style>
    <style:style style:name="T11" style:family="text">
      <style:text-properties fo:font-family="Abscissa" style:font-pitch="variable" fo:font-size="28pt" style:font-size-asian="28pt" style:font-size-complex="28pt"/>
    </style:style>
    <style:style style:name="T12" style:family="text">
      <style:text-properties fo:font-family="Abscissa" style:font-family-generic="swiss" style:font-pitch="variable" fo:font-size="26pt" style:font-size-asian="26pt" style:font-size-complex="26pt"/>
    </style:style>
    <style:style style:name="T13" style:family="text">
      <style:text-properties fo:font-family="Consolas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draw:frame presentation:style-name="pr1" draw:text-style-name="P2" draw:layer="layout" svg:width="25.199cm" svg:height="14.329cm" svg:x="1.4cm" svg:y="4.445cm" presentation:class="subtitle" presentation:user-transformed="true">
          <draw:text-box>
            <text:p text:style-name="P1"><text:span text:style-name="T1">Intents, Filters,</text:span></text:p>
            <text:p text:style-name="P1"><text:span text:style-name="T1">and Broadcast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draw:frame presentation:style-name="pr3" draw:text-style-name="P4" draw:layer="layout" svg:width="25.199cm" svg:height="3.506cm" svg:x="1.4cm" svg:y="0.837cm" presentation:class="title">
          <draw:text-box>
            <text:p text:style-name="P4">Inside Intent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Routing Elements</text:p>
                <text:list>
                  <text:list-item>
                    <text:p>Component (i.e., class)</text:p>
                  </text:list-item>
                  <text:list-item>
                    <text:p>Action</text:p>
                  </text:list-item>
                  <text:list-item>
                    <text:p>Data (Uri)</text:p>
                  </text:list-item>
                  <text:list-item>
                    <text:p text:style-name="P4">Category</text:p>
                  </text:list-item>
                  <text:list-item>
                    <text:p text:style-name="P4">MIME Type</text:p>
                  </text:list-item>
                </text:list>
              </text:list-item>
              <text:list-item>
                <text:p text:style-name="P4">Extras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draw:frame presentation:style-name="pr5" draw:layer="layout" svg:width="25.199cm" svg:height="3.506cm" svg:x="1.4cm" svg:y="0.837cm" presentation:class="title">
          <draw:text-box>
            <text:p>Choose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More than one possible app? Use a chooser!</text:p>
              </text:list-item>
            </text:list>
          </draw:text-box>
        </draw:frame>
        <draw:frame draw:style-name="gr2" draw:text-style-name="P7" draw:layer="layout" svg:width="23.495cm" svg:height="6.956cm" svg:x="2.243cm" svg:y="7.148cm">
          <draw:text-box>
            <text:p text:style-name="P6"><text:span text:style-name="T2">void shareSomething(String subject, String body, String prompt) {</text:span></text:p>
            <text:p text:style-name="P6"><text:span text:style-name="T2"><text:tab/></text:span><text:span text:style-name="T2"><text:tab/></text:span><text:span text:style-name="T2">Intent i=new Intent(Intent.ACTION_SEND);</text:span></text:p>
            <text:p text:style-name="P6"><text:span text:style-name="T2"><text:tab/></text:span><text:span text:style-name="T2"><text:tab/></text:span></text:p>
            <text:p text:style-name="P6"><text:span text:style-name="T2"><text:tab/></text:span><text:span text:style-name="T2"><text:tab/></text:span><text:span text:style-name="T2">i.putExtra(Intent.EXTRA_SUBJECT, subject);</text:span></text:p>
            <text:p text:style-name="P6"><text:span text:style-name="T2"><text:tab/></text:span><text:span text:style-name="T2"><text:tab/></text:span><text:span text:style-name="T2">i.putExtra(Intent.EXTRA_TEXT, body);</text:span></text:p>
            <text:p text:style-name="P6"><text:span text:style-name="T2"><text:tab/></text:span><text:span text:style-name="T2"><text:tab/></text:span><text:span text:style-name="T2">i.setType("text/plain");</text:span></text:p>
            <text:p text:style-name="P6"><text:span text:style-name="T2"><text:tab/></text:span><text:span text:style-name="T2"><text:tab/></text:span></text:p>
            <text:p text:style-name="P6"><text:span text:style-name="T2"><text:tab/></text:span><text:span text:style-name="T2"><text:tab/></text:span><text:span text:style-name="T2">startActivity(Intent.createChooser(i, prompt));</text:span></text:p>
            <text:p text:style-name="P6"><text:span text:style-name="T2">}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draw:frame presentation:style-name="pr3" draw:text-style-name="P4" draw:layer="layout" svg:width="25.199cm" svg:height="3.506cm" svg:x="1.4cm" svg:y="0.837cm" presentation:class="title">
          <draw:text-box>
            <text:p text:style-name="P4">Manifest and Filters</text:p>
          </draw:text-box>
        </draw:frame>
        <draw:frame draw:style-name="gr3" draw:text-style-name="P4" draw:layer="layout" svg:width="20.955cm" svg:height="1.187cm" svg:x="3.175cm" svg:y="5.08cm">
          <draw:text-box>
            <text:p/>
          </draw:text-box>
        </draw:frame>
        <draw:frame draw:style-name="gr2" draw:text-style-name="P8" draw:layer="layout" svg:width="23.495cm" svg:height="2.875cm" svg:x="2.54cm" svg:y="4.445cm">
          <draw:text-box>
            <text:p text:style-name="P6"><text:span text:style-name="T3">&lt;intent-filter&gt;</text:span></text:p>
            <text:p text:style-name="P6"><text:span text:style-name="T3"><text:tab/></text:span><text:span text:style-name="T3">&lt;action android:value="android.intent.action.MAIN" /&gt;</text:span></text:p>
            <text:p text:style-name="P6"><text:span text:style-name="T3"><text:tab/></text:span><text:span text:style-name="T3">&lt;category android:value="android.intent.category.LAUNCHER" /&gt;</text:span></text:p>
            <text:p text:style-name="P6"><text:span text:style-name="T3">&lt;/intent-filter&gt;</text:span></text:p>
          </draw:text-box>
        </draw:frame>
        <draw:frame draw:style-name="gr2" draw:text-style-name="P8" draw:layer="layout" svg:width="23.495cm" svg:height="4.843cm" svg:x="2.441cm" svg:y="10.946cm">
          <draw:text-box>
            <text:p text:style-name="P6"><text:span text:style-name="T3">&lt;intent-filter&gt;</text:span></text:p>
            <text:p text:style-name="P6"><text:span text:style-name="T3"><text:tab/></text:span><text:span text:style-name="T3">&lt;action android:value="android.intent.action.VIEW" /&gt;</text:span></text:p>
            <text:p text:style-name="P6"><text:span text:style-name="T3"><text:tab/></text:span><text:span text:style-name="T3">&lt;action android:value="android.intent.action.EDIT" /&gt;</text:span></text:p>
            <text:p text:style-name="P6"><text:span text:style-name="T3"><text:tab/></text:span><text:span text:style-name="T3">&lt;action android:value="android.intent.action.PICK" /&gt;</text:span></text:p>
            <text:p text:style-name="P6"><text:span text:style-name="T3"><text:tab/></text:span><text:span text:style-name="T3">&lt;category android:value="android.intent.category.DEFAULT" /&gt;</text:span></text:p>
            <text:p text:style-name="P6"><text:span text:style-name="T3"><text:tab/></text:span><text:span text:style-name="T3">&lt;type android:value="vnd.my.content.dir/vnd.our.stuff" /&gt;</text:span></text:p>
            <text:p text:style-name="P6"><text:span text:style-name="T3">&lt;/intent-filter&gt;</text:span></text:p>
          </draw:text-box>
        </draw:frame>
        <draw:frame draw:style-name="gr2" draw:text-style-name="P8" draw:layer="layout" svg:width="23.495cm" svg:height="2.307cm" svg:x="2.443cm" svg:y="8.148cm">
          <draw:text-box>
            <text:p text:style-name="P6"><text:span text:style-name="T4">&lt;intent-filter&gt;</text:span></text:p>
            <text:p text:style-name="P6"><text:span text:style-name="T4"><text:tab/></text:span><text:span text:style-name="T4">&lt;action android:value="com.commonsware.android.app.MY_CUSTOM_ACTION" /&gt;</text:span></text:p>
            <text:p text:style-name="P6"><text:span text:style-name="T4">&lt;/intent-filter&gt;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draw:frame presentation:style-name="pr5" draw:layer="layout" svg:width="25.199cm" svg:height="3.506cm" svg:x="1.4cm" svg:y="0.837cm" presentation:class="title">
          <draw:text-box>
            <text:p>Overriding System Activiti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Requires properly constructed Intent filter</text:p>
                <text:list>
                  <text:list-item>
                    <text:p>Gives user choice!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3.791cm" svg:height="7.701cm" svg:x="2.244cm" svg:y="8.748cm">
          <draw:text-box>
            <text:p text:style-name="P6"><text:span text:style-name="T2">&lt;activity android:name="Home"</text:span></text:p>
            <text:p text:style-name="P6"><text:span text:style-name="T2"><text:s text:c="10"/></text:span><text:span text:style-name="T2">android:launchMode="singleInstance"</text:span></text:p>
            <text:p text:style-name="P6"><text:span text:style-name="T2"><text:s text:c="10"/></text:span><text:span text:style-name="T2">android:stateNotNeeded="true"&gt;</text:span></text:p>
            <text:p text:style-name="P6"><text:span text:style-name="T2"><text:tab/></text:span><text:span text:style-name="T2">&lt;intent-filter&gt;</text:span></text:p>
            <text:p text:style-name="P6"><text:span text:style-name="T2"><text:tab/></text:span><text:span text:style-name="T2"><text:tab/></text:span><text:span text:style-name="T2">&lt;action android:name="android.intent.action.MAIN" /&gt;</text:span></text:p>
            <text:p text:style-name="P6"><text:span text:style-name="T2"><text:tab/></text:span><text:span text:style-name="T2"><text:tab/></text:span><text:span text:style-name="T2">&lt;category android:name="android.intent.category.HOME"/&gt;</text:span></text:p>
            <text:p text:style-name="P6"><text:span text:style-name="T2"><text:tab/></text:span><text:span text:style-name="T2"><text:tab/></text:span><text:span text:style-name="T2">&lt;category android:name="android.intent.category.DEFAULT" /&gt;</text:span></text:p>
            <text:p text:style-name="P6"><text:span text:style-name="T2"><text:tab/></text:span><text:span text:style-name="T2">&lt;/intent-filter&gt;</text:span></text:p>
            <text:p text:style-name="P6"><text:span text:style-name="T2">&lt;/activity&gt;</text:span></text:p>
            <text:p text:style-name="P6"><text:span text:style-name="T2"/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draw:frame presentation:style-name="pr3" draw:text-style-name="P4" draw:layer="layout" svg:width="25.199cm" svg:height="3.506cm" svg:x="1.4cm" svg:y="0.837cm" presentation:class="title">
          <draw:text-box>
            <text:p text:style-name="P4">Broadcasts</text:p>
          </draw:text-box>
        </draw:frame>
        <draw:frame presentation:style-name="pr7" draw:text-style-name="P9" draw:layer="layout" svg:width="25.199cm" svg:height="14.404cm" svg:x="1.4cm" svg:y="4.914cm" presentation:class="outline" presentation:user-transformed="true">
          <draw:text-box>
            <text:list text:style-name="L2">
              <text:list-item>
                <text:p text:style-name="P4">Sending</text:p>
                <text:list>
                  <text:list-item>
                    <text:p>Call <text:span text:style-name="T5">sendBroadcast()</text:span>, <text:span text:style-name="T5">sendOrderedBroadcast()</text:span>, or <text:span text:style-name="T5">sendStickyBroadcast()</text:span></text:p>
                  </text:list-item>
                </text:list>
              </text:list-item>
              <text:list-item>
                <text:p text:style-name="P4">Receiving</text:p>
                <text:list>
                  <text:list-item>
                    <text:p>Extend BroadcastReceiver, override <text:span text:style-name="T5">onReceive()</text:span></text:p>
                  </text:list-item>
                  <text:list-item>
                    <text:p>Register via manifest or<text:line-break/><text:span text:style-name="T5">registerReceiver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draw:frame presentation:style-name="pr3" draw:text-style-name="P4" draw:layer="layout" svg:width="25.199cm" svg:height="3.506cm" svg:x="1.4cm" svg:y="0.837cm" presentation:class="title">
          <draw:text-box>
            <text:p text:style-name="P4">Broadcast Receivers</text:p>
          </draw:text-box>
        </draw:frame>
        <draw:frame presentation:style-name="pr8" draw:text-style-name="P9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 text:style-name="P4">Option #1: Register in Manifest</text:p>
              </text:list-item>
            </text:list>
          </draw:text-box>
        </draw:frame>
        <draw:frame draw:style-name="gr4" draw:text-style-name="P8" draw:layer="layout" svg:width="24.13cm" svg:height="3.341cm" svg:x="1.905cm" svg:y="6.985cm">
          <draw:text-box>
            <text:p text:style-name="P6"><text:span text:style-name="T4">&lt;receiver android:name=".MyBroadcastReceiver"&gt;</text:span></text:p>
            <text:p text:style-name="P6"><text:span text:style-name="T4"><text:tab/></text:span><text:span text:style-name="T4">&lt;intent-filter&gt;</text:span></text:p>
            <text:p text:style-name="P6"><text:span text:style-name="T4"><text:tab/></text:span><text:span text:style-name="T4"><text:tab/></text:span><text:span text:style-name="T4">&lt;action android:value="com.commonsware.android.app.MY_CUSTOM_ACTION" /&gt;</text:span></text:p>
            <text:p text:style-name="P6"><text:span text:style-name="T4"><text:tab/></text:span><text:span text:style-name="T4">&lt;/intent-filter&gt;</text:span></text:p>
            <text:p text:style-name="P6"><text:span text:style-name="T4">&lt;/receiver&gt;</text:span></text:p>
          </draw:text-box>
        </draw:frame>
        <draw:frame presentation:style-name="pr9" draw:text-style-name="P9" draw:layer="layout" svg:width="25.199cm" svg:height="8.634cm" svg:x="1.471cm" svg:y="10.46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Pros</text:p>
                    <text:list>
                      <text:list-item>
                        <text:p text:style-name="P4">Always available, good for system events</text:p>
                      </text:list-item>
                    </text:list>
                  </text:list-item>
                  <text:list-item>
                    <text:p text:style-name="P4">Cons</text:p>
                    <text:list>
                      <text:list-item>
                        <text:p text:style-name="P4">Limited lifespan: cannot safely fork threads, register listeners, or do anything that lives past<text:line-break/><text:span text:style-name="T6">onReceive(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draw:frame presentation:style-name="pr3" draw:text-style-name="P4" draw:layer="layout" svg:width="25.199cm" svg:height="3.506cm" svg:x="1.4cm" svg:y="0.837cm" presentation:class="title">
          <draw:text-box>
            <text:p text:style-name="P4">Broadcast Receivers</text:p>
          </draw:text-box>
        </draw:frame>
        <draw:frame presentation:style-name="pr10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Option #2: Register via <text:span text:style-name="T5">registerReceiver()</text:span></text:p>
                <text:list>
                  <text:list-item>
                    <text:p text:style-name="P4">Create a BroadcastReceiver implementation instance</text:p>
                  </text:list-item>
                  <text:list-item>
                    <text:p text:style-name="P4">Create an IntentFilter</text:p>
                  </text:list-item>
                  <text:list-item>
                    <text:p text:style-name="P4">Register the receiver via the filter</text:p>
                  </text:list-item>
                  <text:list-item>
                    <text:p text:style-name="P4">Unregister when you are done with it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draw:frame presentation:style-name="pr3" draw:text-style-name="P4" draw:layer="layout" svg:width="25.199cm" svg:height="3.506cm" svg:x="1.4cm" svg:y="0.837cm" presentation:class="title">
          <draw:text-box>
            <text:p text:style-name="P4">Broadcast Receivers</text:p>
          </draw:text-box>
        </draw:frame>
        <draw:frame presentation:style-name="pr10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Option #2: Register via <text:span text:style-name="T5">registerReceiver()</text:span></text:p>
                <text:list>
                  <text:list-item>
                    <text:p text:style-name="P4">Pros</text:p>
                    <text:list>
                      <text:list-item>
                        <text:p text:style-name="P4">Lives as long as the code that called it lives</text:p>
                      </text:list-item>
                      <text:list-item>
                        <text:p text:style-name="P4">Allows you to add ad-hoc Intent receipt to existing services, activities</text:p>
                      </text:list-item>
                    </text:list>
                  </text:list-item>
                  <text:list-item>
                    <text:p text:style-name="P4">Cons</text:p>
                    <text:list>
                      <text:list-item>
                        <text:p text:style-name="P4">Requires something to start the code that<text:line-break/>registers it!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draw:frame presentation:style-name="pr3" draw:text-style-name="P4" draw:layer="layout" svg:width="25.199cm" svg:height="3.506cm" svg:x="1.4cm" svg:y="0.837cm" presentation:class="title">
          <draw:text-box>
            <text:p text:style-name="P4">Waking Up On Boot</text:p>
          </draw:text-box>
        </draw:frame>
        <draw:frame presentation:style-name="pr4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7">Scenario: You Need Control At Boot Time</text:span></text:p>
                <text:list>
                  <text:list-item>
                    <text:p text:style-name="P4"><text:span text:style-name="T7">Start up a service (boo! hiss!)</text:span></text:p>
                  </text:list-item>
                  <text:list-item>
                    <text:p text:style-name="P4"><text:span text:style-name="T7">Register for an alarm via AlarmManager</text:span></text:p>
                  </text:list-item>
                  <text:list-item>
                    <text:p text:style-name="P4"><text:span text:style-name="T7">Log the reboot</text:span></text:p>
                  </text:list-item>
                  <text:list-item>
                    <text:p text:style-name="P4"><text:span text:style-name="T7">Refresh some data over the Interne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draw:frame presentation:style-name="pr3" draw:text-style-name="P4" draw:layer="layout" svg:width="25.199cm" svg:height="3.506cm" svg:x="1.4cm" svg:y="0.837cm" presentation:class="title">
          <draw:text-box>
            <text:p text:style-name="P4">Waking Up On Boot</text:p>
          </draw:text-box>
        </draw:frame>
        <draw:frame presentation:style-name="pr11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Implementation</text:p>
                <text:list>
                  <text:list-item>
                    <text:p text:style-name="P4">Request <text:span text:style-name="T5">RECEIVE_BOOT_COMPLETED</text:span> permission</text:p>
                  </text:list-item>
                  <text:list-item>
                    <text:p text:style-name="P4">Register receiver of <text:span text:style-name="T8">android.intent.action.BOOT_COMPLETED</text:span> in manifest</text:p>
                  </text:list-item>
                  <text:list-item>
                    <text:p text:style-name="P4">Do something <text:span text:style-name="T9">short</text:span> in receiver's <text:span text:style-name="T5">onReceive()</text:span></text:p>
                    <text:list>
                      <text:list-item>
                        <text:p text:style-name="P4">Anything longer: pass control to a service<text:line-break/>managing a background thread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" presentation:presentation-page-layout-name="AL2T1" xml:id="id12" draw:id="id12">
        <draw:frame presentation:style-name="pr3" draw:text-style-name="P4" draw:layer="layout" svg:width="25.199cm" svg:height="3.506cm" svg:x="1.4cm" svg:y="0.837cm" presentation:class="title">
          <draw:text-box>
            <text:p text:style-name="P4">Battery State</text:p>
          </draw:text-box>
        </draw:frame>
        <draw:frame presentation:style-name="pr10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Scenario: You Need To Know When Battery Is Low</text:p>
                <text:list>
                  <text:list-item>
                    <text:p text:style-name="P4">You want to automatically scale back activities at this point</text:p>
                    <text:list>
                      <text:list-item>
                        <text:p text:style-name="P4">Instead of doing work every minute, cut back to every 30 minutes until battery is back</text:p>
                      </text:list-item>
                    </text:list>
                  </text:list-item>
                  <text:list-item>
                    <text:p text:style-name="P4">You are logging battery life</text:p>
                    <text:list>
                      <text:list-item>
                        <text:p text:style-name="P4">E.g., provide historical battery use to use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" presentation:presentation-page-layout-name="AL2T1" xml:id="id13" draw:id="id13">
        <draw:frame presentation:style-name="pr3" draw:text-style-name="P4" draw:layer="layout" svg:width="25.199cm" svg:height="3.506cm" svg:x="1.4cm" svg:y="0.837cm" presentation:class="title">
          <draw:text-box>
            <text:p text:style-name="P4">Battery State</text:p>
          </draw:text-box>
        </draw:frame>
        <draw:frame presentation:style-name="pr11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Implementation</text:p>
                <text:list>
                  <text:list-item>
                    <text:p text:style-name="P4">Use <text:span text:style-name="T5">registerReceiver()</text:span> to watch for <text:span text:style-name="T10">ACTION_BATTERY_CHANGED,</text:span><text:span text:style-name="T11"> </text:span><text:span text:style-name="T10">ACTION_BATTERY_LOW,</text:span><text:span text:style-name="T12"> or </text:span><text:span text:style-name="T10">ACTION_BATTERY_OK</text:span></text:p>
                    <text:list>
                      <text:list-item>
                        <text:p text:style-name="P4">Cannot use manifest-declared receiver with <text:span text:style-name="T13">ACTION_BATTERY_CHANGED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ndroid" presentation:presentation-page-layout-name="AL2T1" xml:id="id14" draw:id="id14">
        <draw:frame presentation:style-name="pr3" draw:text-style-name="P4" draw:layer="layout" svg:width="25.199cm" svg:height="3.506cm" svg:x="1.4cm" svg:y="0.837cm" presentation:class="title">
          <draw:text-box>
            <text:p text:style-name="P4">Battery State</text:p>
          </draw:text-box>
        </draw:frame>
        <draw:frame presentation:style-name="pr11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Implementation</text:p>
                <text:list>
                  <text:list-item>
                    <text:p text:style-name="P4">Examine interesting extras (BatteryManager constants)</text:p>
                    <text:list>
                      <text:list-item>
                        <text:p>level and scale</text:p>
                      </text:list-item>
                      <text:list-item>
                        <text:p>plugged</text:p>
                      </text:list-item>
                      <text:list-item>
                        <text:p>statu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ndroid" presentation:presentation-page-layout-name="AL2T1" xml:id="id15" draw:id="id15">
        <draw:frame presentation:style-name="pr5" draw:layer="layout" svg:width="25.199cm" svg:height="3.506cm" svg:x="1.4cm" svg:y="0.837cm" presentation:class="title">
          <draw:text-box>
            <text:p>Battery Stat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Sticky Broadcasts</text:p>
                <text:list>
                  <text:list-item>
                    <text:p>Newly-registered receiver immediately receives last-sent broadcast</text:p>
                  </text:list-item>
                  <text:list-item>
                    <text:p>Call <text:span text:style-name="T13">registerReceiver()</text:span> with <text:span text:style-name="T13">null</text:span> receiver to get last-sent Intent for this <text:s/>broadcast</text:p>
                  </text:list-item>
                  <text:list-item>
                    <text:p>Good for getting point-in-time state versus constant updates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ndroid" presentation:presentation-page-layout-name="AL2T1" xml:id="id16" draw:id="id16">
        <draw:frame presentation:style-name="pr3" draw:text-style-name="P4" draw:layer="layout" svg:width="25.199cm" svg:height="3.506cm" svg:x="1.4cm" svg:y="0.837cm" presentation:class="title">
          <draw:text-box>
            <text:p text:style-name="P4">Other Interesting Events</text:p>
          </draw:text-box>
        </draw:frame>
        <draw:frame presentation:style-name="pr11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5">ACTION_CAMERA_BUTTON</text:span></text:p>
              </text:list-item>
              <text:list-item>
                <text:p text:style-name="P4"><text:span text:style-name="T5">ACTION_CONFIGURATION_CHANGED</text:span></text:p>
              </text:list-item>
              <text:list-item>
                <text:p text:style-name="P4"><text:span text:style-name="T5">ACTION_DEVICE_STORAGE_LOW</text:span></text:p>
              </text:list-item>
              <text:list-item>
                <text:p text:style-name="P4"><text:span text:style-name="T5">ACTION_MEDIA_BUTTON</text:span></text:p>
              </text:list-item>
              <text:list-item>
                <text:p text:style-name="P4"><text:span text:style-name="T5">ACTION_SCREEN_OFF</text:span></text:p>
              </text:list-item>
              <text:list-item>
                <text:p text:style-name="P4"><text:span text:style-name="T5">ACTION_SCREEN_ON</text:span></text:p>
              </text:list-item>
              <text:list-item>
                <text:p text:style-name="P4"><text:span text:style-name="T5">ACTION_USER_PRESENT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 – All Rights Reserved</text:span></text:p>
        </draw:text-box>
      </draw:frame>
      <draw:page-thumbnail draw:layer="backgroundobjects" svg:width="14.017cm" svg:height="10.513cm" svg:x="3.875cm" svg:y="2.288cm" draw:page-number="1"/>
      <draw:page-thumbnail draw:layer="backgroundobjects" svg:width="14.017cm" svg:height="10.513cm" svg:x="3.875cm" svg:y="15.138cm"/>
    </style:handout-master>
    <style:master-page style:name="chalkboard" style:page-layout-name="PM1" draw:style-name="Mdp1"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initial-creator>Mark Murphy</meta:initial-creator>
    <meta:creation-date>2008-12-22T14:20:41</meta:creation-date>
    <dc:date>2011-08-10T08:57:04</dc:date>
    <meta:printed-by>Mark Murphy</meta:printed-by>
    <meta:print-date>2010-10-20T09:38:37</meta:print-date>
    <dc:language>en-US</dc:language>
    <meta:editing-cycles>56</meta:editing-cycles>
    <meta:editing-duration>PT7H57M30S</meta:editing-duration>
    <dc:creator>Mark Murphy</dc:creator>
    <meta:document-statistic meta:object-count="98"/>
    <meta:user-defined meta:name="Info 1"/>
    <meta:user-defined meta:name="Info 2"/>
    <meta:user-defined meta:name="Info 3"/>
    <meta:user-defined meta:name="Info 4"/>
  </office:meta>
</office:document-meta>
</file>